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 style:master-page-name="">
      <style:table-properties style:width="19.001cm" style:page-number="auto" fo:break-before="page" table:align="margins"/>
    </style:style>
    <style:style style:name="Tabella5.A" style:family="table-column">
      <style:table-column-properties style:column-width="2.595cm" style:rel-column-width="8949*"/>
    </style:style>
    <style:style style:name="Tabella5.B" style:family="table-column">
      <style:table-column-properties style:column-width="7.802cm" style:rel-column-width="26908*"/>
    </style:style>
    <style:style style:name="Tabella5.C" style:family="table-column">
      <style:table-column-properties style:column-width="0.797cm" style:rel-column-width="2749*"/>
    </style:style>
    <style:style style:name="Tabella5.D" style:family="table-column">
      <style:table-column-properties style:column-width="1.51cm" style:rel-column-width="5207*"/>
    </style:style>
    <style:style style:name="Tabella5.E" style:family="table-column">
      <style:table-column-properties style:column-width="2.392cm" style:rel-column-width="8249*"/>
    </style:style>
    <style:style style:name="Tabella5.F" style:family="table-column">
      <style:table-column-properties style:column-width="1.797cm" style:rel-column-width="6199*"/>
    </style:style>
    <style:style style:name="Tabella5.G" style:family="table-column">
      <style:table-column-properties style:column-width="1.849cm" style:rel-column-width="6375*"/>
    </style:style>
    <style:style style:name="Tabella5.H" style:family="table-column">
      <style:table-column-properties style:column-width="0.261cm" style:rel-column-width="899*"/>
    </style:style>
    <style:style style:name="Tabella5.A1" style:family="table-cell">
      <style:table-cell-properties fo:background-color="#0000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5.H1" style:family="table-cell">
      <style:table-cell-properties fo:background-color="#0000ff" fo:padding="0.049cm" fo:border="0.05pt solid #000000">
        <style:background-image/>
      </style:table-cell-properties>
    </style:style>
    <style:style style:name="Tabella5.A2" style:family="table-cell">
      <style:table-cell-properties fo:padding="0.049cm" fo:border="none"/>
    </style:style>
    <style:style style:name="Tabella5.A3" style:family="table-cell">
      <style:table-cell-properties fo:background-color="transparent" fo:padding="0.049cm" fo:border-left="0.05pt solid #000000" fo:border-right="none" fo:border-top="none" fo:border-bottom="none">
        <style:background-image/>
      </style:table-cell-properties>
    </style:style>
    <style:style style:name="Tabella5.H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5.A4" style:family="table-cell">
      <style:table-cell-properties fo:padding="0.049cm" fo:border-left="none" fo:border-right="none" fo:border-top="none" fo:border-bottom="0.05pt solid #000000"/>
    </style:style>
    <style:style style:name="Tabella4" style:family="table">
      <style:table-properties style:width="18.976cm" fo:margin-left="0.021cm" fo:margin-right="0.004cm" table:align="margins" style:writing-mode="lr-tb"/>
    </style:style>
    <style:style style:name="Tabella4.A" style:family="table-column">
      <style:table-column-properties style:column-width="10.714cm" style:rel-column-width="37000*"/>
    </style:style>
    <style:style style:name="Tabella4.B" style:family="table-column">
      <style:table-column-properties style:column-width="8.262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start" style:justify-single-word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1" fo:font-size="9pt" fo:font-style="italic" fo:font-weight="normal" officeooo:paragraph-rsid="0009199c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10" style:family="paragraph" style:parent-style-name="Table_20_Contents">
      <style:paragraph-properties fo:margin-left="0.041cm" fo:margin-right="-0.235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Calibri1" fo:font-size="11pt" fo:font-weight="bold" officeooo:paragraph-rsid="0009199c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margin-left="0cm" fo:margin-right="0.009cm" fo:margin-top="0cm" fo:margin-bottom="0cm" loext:contextual-spacing="false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1" fo:font-size="9pt" fo:letter-spacing="normal" fo:font-style="normal" fo:font-weight="normal" officeooo:paragraph-rsid="0009199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12" style:family="paragraph" style:parent-style-name="Table_20_Contents">
      <style:paragraph-properties fo:margin-left="0.051cm" fo:margin-right="0.009cm" fo:margin-top="0cm" fo:margin-bottom="0cm" loext:contextual-spacing="false" fo:text-align="start" style:justify-single-word="false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margin-left="0.051cm" fo:margin-right="0.009cm" fo:margin-top="0cm" fo:margin-bottom="0cm" loext:contextual-spacing="false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1" fo:font-size="9pt" fo:letter-spacing="normal" fo:font-style="normal" fo:font-weight="normal" officeooo:paragraph-rsid="0009199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14" style:family="paragraph" style:parent-style-name="Table_20_Contents">
      <style:paragraph-properties fo:margin-left="0.032cm" fo:margin-right="0cm" fo:margin-top="0cm" fo:margin-bottom="0cm" loext:contextual-spacing="false" fo:text-align="center" style:justify-single-word="false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margin-left="0.005cm" fo:margin-right="0.108cm" fo:margin-top="0cm" fo:margin-bottom="0cm" loext:contextual-spacing="false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1" fo:font-size="9pt" fo:font-weight="normal" officeooo:paragraph-rsid="0009199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Calibri1" fo:font-size="11pt" fo:font-weight="bold" officeooo:paragraph-rsid="0009199c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1" fo:font-size="9pt" fo:font-weight="bold" officeooo:paragraph-rsid="0009199c" style:font-size-asian="9pt" style:font-weight-asian="bold" style:font-size-complex="9pt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paragraph-rsid="0009199c"/>
    </style:style>
    <style:style style:name="P20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21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1" fo:font-size="11pt" officeooo:paragraph-rsid="000df854" style:font-size-asian="11pt" style:font-name-complex="Calibri" style:font-size-complex="11pt"/>
    </style:style>
    <style:style style:name="P22" style:family="paragraph" style:parent-style-name="Standard">
      <style:text-properties officeooo:paragraph-rsid="000df854"/>
    </style:style>
    <style:style style:name="P23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24" style:family="paragraph" style:parent-style-name="No_20_Spacing">
      <style:text-properties officeooo:paragraph-rsid="000742e4"/>
    </style:style>
    <style:style style:name="P25" style:family="paragraph" style:parent-style-name="No_20_Spacing">
      <style:text-properties officeooo:paragraph-rsid="00076d8b"/>
    </style:style>
    <style:style style:name="P26" style:family="paragraph" style:parent-style-name="Normale" style:master-page-name="MP0">
      <style:paragraph-properties style:page-number="auto" fo:break-before="page"/>
    </style:style>
    <style:style style:name="P2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0df854" style:font-size-asian="6pt" style:font-weight-asian="normal" style:font-size-complex="6pt" style:font-weight-complex="normal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0eec7e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6pt" style:font-weight-asian="bold" style:font-size-complex="6pt" style:font-weight-complex="bold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0eec7e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center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0df85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0df85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text-properties fo:font-weight="bold" officeooo:paragraph-rsid="00076d8b" style:font-weight-asian="bold" style:font-weight-complex="bold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6d8b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23c3b9"/>
    </style:style>
    <style:style style:name="T11" style:family="text">
      <style:text-properties officeooo:rsid="000eec7e"/>
    </style:style>
    <style:style style:name="T12" style:family="text">
      <style:text-properties officeooo:rsid="00116b12"/>
    </style:style>
    <style:style style:name="T13" style:family="text">
      <style:text-properties officeooo:rsid="00076d8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rmale"/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span text:style-name="T6"><text:placeholder text:placeholder-type="text">&lt;o.partner_id.name or ''&gt;</text:placeholder></text:span></text:p>
      <text:p text:style-name="P24"><text:span text:style-name="T5"><text:tab/><text:tab/><text:tab/><text:tab/><text:tab/><text:tab/><text:tab/><text:tab/></text:span><text:span text:style-name="T8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9"><text:span text:style-name="T5">Oggetto: </text:span><text:span text:style-name="T7"><text:placeholder text:placeholder-type="text">&lt;o.note or ''&gt;</text:placeholder></text:span></text:p>
      <text:p text:style-name="Standard"/>
      <text:p text:style-name="Standard"><text:placeholder text:placeholder-type="text">&lt;o.note1 or ''&gt;</text:placeholder></text:p>
      <text:p text:style-name="Standard"/>
      <text:p text:style-name="P39"><text:span text:style-name="T13">Riepilogo economico</text:span></text:p>
      <text:p text:style-name="P21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row>
          <table:table-cell table:style-name="Tabella5.A1" office:value-type="string">
            <text:p text:style-name="P28">RIF.</text:p>
          </table:table-cell>
          <table:table-cell table:style-name="Tabella5.A1" office:value-type="string">
            <text:p text:style-name="P29">DESCRIZIONE</text:p>
          </table:table-cell>
          <table:table-cell table:style-name="Tabella5.A1" office:value-type="string">
            <text:p text:style-name="P30">U.M.<text:span text:style-name="T10"> <text:s text:c="9"/></text:span></text:p>
          </table:table-cell>
          <table:table-cell table:style-name="Tabella5.A1" office:value-type="string">
            <text:p text:style-name="P31">Q.TA'</text:p>
          </table:table-cell>
          <table:table-cell table:style-name="Tabella5.A1" office:value-type="string">
            <text:p text:style-name="P30">PREZZO <text:span text:style-name="T11">UNITARIO</text:span></text:p>
          </table:table-cell>
          <table:table-cell table:style-name="Tabella5.A1" office:value-type="string">
            <text:p text:style-name="P32">SC<text:span text:style-name="T11">ONTO</text:span> %</text:p>
          </table:table-cell>
          <table:table-cell table:style-name="Tabella5.A1" office:value-type="string">
            <text:p text:style-name="P32">IMPORTO</text:p>
          </table:table-cell>
          <table:table-cell table:style-name="Tabella5.H1" office:value-type="string">
            <text:p text:style-name="P32"/>
          </table:table-cell>
        </table:table-row>
        <table:table-row>
          <table:table-cell table:style-name="Tabella5.A2" table:number-columns-spanned="8" office:value-type="string">
            <text:p text:style-name="P27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3"><text:placeholder text:placeholder-type="text">&lt;line.product_id.default_code or ''&gt;</text:placeholder></text:p>
          </table:table-cell>
          <table:table-cell table:style-name="Tabella5.A3" office:value-type="string">
            <text:p text:style-name="P34"><text:placeholder text:placeholder-type="text">&lt;if test="line.product_id"&gt;</text:placeholder><text:placeholder text:placeholder-type="text">&lt;line.product_id.name or ''&gt;</text:placeholder><text:placeholder text:placeholder-type="text">&lt;/if&gt;</text:placeholder></text:p>
          </table:table-cell>
          <table:table-cell table:style-name="Tabella5.A3" office:value-type="string">
            <text:p text:style-name="P35"><text:placeholder text:placeholder-type="text">&lt;line.product_uom.name or ''&gt;</text:placeholder></text:p>
          </table:table-cell>
          <table:table-cell table:style-name="Tabella5.A3" office:value-type="string">
            <text:p text:style-name="P36"><text:placeholder text:placeholder-type="text">&lt;formatLang(line.product_uom_qty,digits=0)&gt;</text:placeholder></text:p>
          </table:table-cell>
          <table:table-cell table:style-name="Tabella5.A3" office:value-type="string">
            <text:p text:style-name="P37"><text:placeholder text:placeholder-type="text">&lt;italian_number(line.price_unit)&gt;</text:placeholder></text:p>
          </table:table-cell>
          <table:table-cell table:style-name="Tabella5.A3" office:value-type="string">
            <text:p text:style-name="P38"><text:placeholder text:placeholder-type="text">&lt;italian_number(line.discount, no_zero=True)&gt;</text:placeholder></text:p>
          </table:table-cell>
          <table:table-cell table:style-name="Tabella5.A3" office:value-type="string">
            <text:p text:style-name="P37"><text:placeholder text:placeholder-type="text">&lt;italian_number(line.price_subtotal)&gt;</text:placeholder></text:p>
          </table:table-cell>
          <table:table-cell table:style-name="Tabella5.H3" office:value-type="string">
            <text:p text:style-name="P36"/>
          </table:table-cell>
        </table:table-row>
        <table:table-row>
          <table:table-cell table:style-name="Tabella5.A4" table:number-columns-spanned="8" office:value-type="string">
            <text:p text:style-name="P2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0">Totale :</text:p>
          </table:table-cell>
          <table:table-cell table:style-name="Tabella4.B1" office:value-type="string">
            <text:p text:style-name="P9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0">IVA :</text:p>
          </table:table-cell>
          <table:table-cell table:style-name="Tabella4.B1" office:value-type="string">
            <text:p text:style-name="P9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0">Totale fornitura <text:span text:style-name="T9">IVA compresa</text:span> :</text:p>
          </table:table-cell>
          <table:table-cell table:style-name="Tabella4.B1" office:value-type="string">
            <text:p text:style-name="P9"><text:placeholder text:placeholder-type="text">&lt;italian_number(o.amount_total)&gt;</text:placeholder></text:p>
          </table:table-cell>
        </table:table-row>
      </table:table>
      <text:p text:style-name="P23"/>
      <text:p text:style-name="P25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title/>
    <dc:description/>
    <dc:subject/>
    <meta:initial-creator>Fabrizio Cocciari</meta:initial-creator>
    <meta:creation-date>2015-10-02T07:20:00Z</meta:creation-date>
    <dc:date>2016-06-29T14:27:33.785000000</dc:date>
    <meta:print-date>2015-10-01T17:14:00Z</meta:print-date>
    <meta:editing-cycles>19</meta:editing-cycles>
    <meta:editing-duration>PT1H33M23S</meta:editing-duration>
    <meta:document-statistic meta:table-count="4" meta:image-count="1" meta:object-count="0" meta:page-count="2" meta:paragraph-count="49" meta:word-count="131" meta:character-count="1264" meta:non-whitespace-character-count="1127"/>
    <meta:template xlink:type="simple" xlink:actuate="onRequest" xlink:title="" xlink:href="Normal"/>
  </office:meta>
</office:document-meta>
</file>